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1" style:family="table-row">
      <style:table-row-properties style:row-height="13.35pt" fo:break-before="auto" style:use-optimal-row-height="true"/>
    </style:style>
    <style:style style:name="ro22" style:family="table-row">
      <style:table-row-properties style:row-height="13.29pt" fo:break-before="auto" style:use-optimal-row-height="true"/>
    </style:style>
    <style:style style:name="ro23"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1015"/>
        </table:table-row>
        <table:table-row table:style-name="ro14">
          <table:table-cell table:style-name="ce30" office:value-type="date" office:date-value="2017-10-11" calcext:value-type="date">
            <text:p>2017-10-11</text:p>
          </table:table-cell>
          <table:table-cell table:number-columns-repeated="7"/>
          <table:table-cell office:value-type="string" calcext:value-type="string">
            <text:p>- Class: COS301</text:p>
            <text:p>- Class: Film</text:p>
            <text:p>- COS301 PAPER PART 3 DRAFT DUE!</text:p>
            <text:p>- NMD442 stuff!!!!</text:p>
          </table:table-cell>
          <table:table-cell table:number-columns-repeated="1015"/>
        </table:table-row>
        <table:table-row table:style-name="ro10">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1">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2">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3">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2">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2">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2">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2">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3">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2">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3">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3">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2">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3">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3">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2">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2">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2">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1">00/00/0000</text:date>, <text:time style:data-style-name="N2" text:time-value="20:03:40.29421379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1T00:55:59.978409627</dc:date>
    <meta:creation-date>2016-09-05T22:47:24Z</meta:creation-date>
    <meta:editing-cycles>1260</meta:editing-cycles>
    <meta:editing-duration>P25DT1H22M59S</meta:editing-duration>
    <meta:generator>LibreOffice/5.2.7.2$Linux_X86_64 LibreOffice_project/20m0$Build-2</meta:generator>
    <meta:document-statistic meta:table-count="4" meta:cell-count="3962" meta:object-count="0"/>
  </office:meta>
</office:document-meta>
</file>